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1cm"/>
    </style:style>
    <style:style style:name="co3" style:family="table-column">
      <style:table-column-properties fo:break-before="auto" style:column-width="2.207cm"/>
    </style:style>
    <style:style style:name="co4" style:family="table-column">
      <style:table-column-properties fo:break-before="auto" style:column-width="1.408cm"/>
    </style:style>
    <style:style style:name="co5" style:family="table-column">
      <style:table-column-properties fo:break-before="auto" style:column-width="4.36cm"/>
    </style:style>
    <style:style style:name="co6" style:family="table-column">
      <style:table-column-properties fo:break-before="auto" style:column-width="3.70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ackground-color="transparent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41">
      <style:table-cell-properties fo:background-color="transparent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ffff00" fo:border="0.06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ffff00" fo:border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1">
      <style:table-cell-properties fo:border="none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Planilha1" table:style-name="ta1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6" table:default-cell-style-name="ce2"/>
        <table:table-column table:style-name="co7" table:default-cell-style-name="ce2"/>
        <table:table-column table:style-name="co1" table:number-columns-repeated="2" table:default-cell-style-name="ce8"/>
        <table:table-column table:style-name="co8" table:default-cell-style-name="Default"/>
        <table:table-column table:style-name="co1" table:number-columns-repeated="1015" table:default-cell-style-name="Default"/>
        <table:table-row table:style-name="ro2">
          <table:table-cell table:style-name="ce1" office:value-type="string" calcext:value-type="string">
            <text:p>Atendentes</text:p>
          </table:table-cell>
          <table:table-cell table:style-name="ce1" office:value-type="string" calcext:value-type="string">
            <text:p>Setor</text:p>
          </table:table-cell>
          <table:table-cell table:style-name="ce1" office:value-type="string" calcext:value-type="string">
            <text:p>Turno</text:p>
          </table:table-cell>
          <table:table-cell table:style-name="ce1" office:value-type="string" calcext:value-type="string">
            <text:p>Tempo de atendimento</text:p>
          </table:table-cell>
          <table:table-cell table:style-name="ce1" office:value-type="string" calcext:value-type="string">
            <text:p>Média da avaliação</text:p>
          </table:table-cell>
          <table:table-cell table:style-name="ce1" office:value-type="string" calcext:value-type="string">
            <text:p>Resolvidos</text:p>
          </table:table-cell>
          <table:table-cell table:style-name="ce10" table:number-columns-repeated="2"/>
          <table:table-cell table:style-name="ce12" table:number-columns-repeated="15"/>
          <table:table-cell table:style-name="ce17" table:number-columns-repeated="1001"/>
        </table:table-row>
        <table:table-row table:style-name="ro1">
          <table:table-cell office:value-type="string" calcext:value-type="string">
            <text:p>João Victor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anhã</text:p>
          </table:table-cell>
          <table:table-cell office:value-type="time" office:time-value="PT00H04M32S" calcext:value-type="time">
            <text:p>00:04:32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dro Marez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Tarde</text:p>
          </table:table-cell>
          <table:table-cell office:value-type="time" office:time-value="PT00H05M59S" calcext:value-type="time">
            <text:p>00:05:59</text:p>
          </table:table-cell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soma </text:p>
          </table:table-cell>
          <table:table-cell table:formula="of:=SUM([.F2:.F19])" office:value-type="float" office:value="5620" calcext:value-type="float">
            <text:p>56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a Luiza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Noite</text:p>
          </table:table-cell>
          <table:table-cell office:value-type="time" office:time-value="PT00H09M08S" calcext:value-type="time">
            <text:p>00:09:08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11" office:value-type="string" calcext:value-type="string">
            <text:p>média</text:p>
          </table:table-cell>
          <table:table-cell table:style-name="ce6" table:formula="of:=AVERAGE([.F2:.F19])" office:value-type="float" office:value="312.222222222222" calcext:value-type="float">
            <text:p>312,222222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dro Souza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anhã</text:p>
          </table:table-cell>
          <table:table-cell office:value-type="time" office:time-value="PT00H07M18S" calcext:value-type="time">
            <text:p>00:07:18</text:p>
          </table:table-cell>
          <table:table-cell office:value-type="float" office:value="2" calcext:value-type="float">
            <text:p>2</text:p>
          </table:table-cell>
          <table:table-cell office:value-type="float" office:value="446" calcext:value-type="float">
            <text:p>446</text:p>
          </table:table-cell>
          <table:table-cell/>
          <table:table-cell table:style-name="ce11" office:value-type="string" calcext:value-type="string">
            <text:p>mínima</text:p>
          </table:table-cell>
          <table:table-cell table:style-name="ce7" table:formula="of:=MIN([.F2:.F19])" office:value-type="float" office:value="107" calcext:value-type="float">
            <text:p>1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ão Paulo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Noite</text:p>
          </table:table-cell>
          <table:table-cell office:value-type="time" office:time-value="PT00H05M15S" calcext:value-type="time">
            <text:p>00:05:15</text:p>
          </table:table-cell>
          <table:table-cell office:value-type="float" office:value="4" calcext:value-type="float">
            <text:p>4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ce11" office:value-type="string" calcext:value-type="string">
            <text:p>máximo</text:p>
          </table:table-cell>
          <table:table-cell table:style-name="ce6" table:formula="of:=MAX([.F2:.F19])" office:value-type="float" office:value="493" calcext:value-type="float">
            <text:p>4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 Silva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Noite</text:p>
          </table:table-cell>
          <table:table-cell office:value-type="time" office:time-value="PT00H13M55S" calcext:value-type="time">
            <text:p>00:13:55</text:p>
          </table:table-cell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11"/>
          <table:table-cell table:style-name="ce6"/>
          <table:table-cell table:number-columns-repeated="1015"/>
        </table:table-row>
        <table:table-row table:style-name="ro1">
          <table:table-cell office:value-type="string" calcext:value-type="string">
            <text:p>Erick Amaral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anhã</text:p>
          </table:table-cell>
          <table:table-cell office:value-type="time" office:time-value="PT00H04M59S" calcext:value-type="time">
            <text:p>00:04:5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ívia Barbosa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Tarde</text:p>
          </table:table-cell>
          <table:table-cell office:value-type="time" office:time-value="PT00H03M00S" calcext:value-type="time">
            <text:p>00:03:00</text:p>
          </table:table-cell>
          <table:table-cell office:value-type="float" office:value="5" calcext:value-type="float">
            <text:p>5</text:p>
          </table:table-cell>
          <table:table-cell office:value-type="float" office:value="456" calcext:value-type="float">
            <text:p>4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tia Santos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Noite</text:p>
          </table:table-cell>
          <table:table-cell office:value-type="time" office:time-value="PT00H04M13S" calcext:value-type="time">
            <text:p>00:04:13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ego Araújo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anhã</text:p>
          </table:table-cell>
          <table:table-cell office:value-type="time" office:time-value="PT00H04M17S" calcext:value-type="time">
            <text:p>00:04:17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nando Lima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Tarde</text:p>
          </table:table-cell>
          <table:table-cell office:value-type="time" office:time-value="PT00H06M26S" calcext:value-type="time">
            <text:p>00:06:26</text:p>
          </table:table-cell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ício Stepen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Tarde</text:p>
          </table:table-cell>
          <table:table-cell office:value-type="time" office:time-value="PT00H10M14S" calcext:value-type="time">
            <text:p>00:10:14</text:p>
          </table:table-cell>
          <table:table-cell office:value-type="float" office:value="5" calcext:value-type="float">
            <text:p>5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Maria T. Matos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Manhã</text:p>
          </table:table-cell>
          <table:table-cell office:value-type="time" office:time-value="PT00H05M13S" calcext:value-type="time">
            <text:p>00:05:13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xandre Gonçalvez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Noite</text:p>
          </table:table-cell>
          <table:table-cell office:value-type="time" office:time-value="PT00H06M28S" calcext:value-type="time">
            <text:p>00:06:28</text:p>
          </table:table-cell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los Ferreira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Noite</text:p>
          </table:table-cell>
          <table:table-cell office:value-type="time" office:time-value="PT00H02M58S" calcext:value-type="time">
            <text:p>00:02:58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yra Santa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Noite</text:p>
          </table:table-cell>
          <table:table-cell office:value-type="time" office:time-value="PT00H04M15S" calcext:value-type="time">
            <text:p>00:04:15</text:p>
          </table:table-cell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lian Albuquerque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Manhã</text:p>
          </table:table-cell>
          <table:table-cell office:value-type="time" office:time-value="PT00H03M03S" calcext:value-type="time">
            <text:p>00:03:03</text:p>
          </table:table-cell>
          <table:table-cell office:value-type="float" office:value="3" calcext:value-type="float">
            <text:p>3</text:p>
          </table:table-cell>
          <table:table-cell office:value-type="float" office:value="492" calcext:value-type="float">
            <text:p>492</text:p>
          </table:table-cell>
          <table:table-cell table:number-columns-repeated="7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Pietra Oliveira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Manhã</text:p>
          </table:table-cell>
          <table:table-cell office:value-type="time" office:time-value="PT00H04M00S" calcext:value-type="time">
            <text:p>00:04:00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>
          <table:table-cell table:style-name="ce8" table:number-columns-repeated="6"/>
          <table:table-cell table:number-columns-repeated="1018"/>
        </table:table-row>
      </table:table>
      <table:named-expressions/>
      <table:database-ranges>
        <table:database-range table:name="__Anonymous_Sheet_DB__1" table:target-range-address="Planilha1.A1:Planilha1.F19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21:18:56.821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0:09:05.631000000</meta:creation-date>
    <meta:editing-duration>PT14M12S</meta:editing-duration>
    <meta:editing-cycles>5</meta:editing-cycles>
    <meta:generator>LibreOffice/7.2.3.2$Windows_X86_64 LibreOffice_project/d166454616c1632304285822f9c83ce2e660fd92</meta:generator>
    <dc:date>2024-05-13T22:18:05.501000000</dc:date>
    <meta:document-statistic meta:table-count="2" meta:cell-count="122" meta:object-count="0"/>
  </office:meta>
</office:document-meta>
</file>